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2.708cm" style:rel-column-width="10437*"/>
    </style:style>
    <style:style style:name="Table1.B" style:family="table-column">
      <style:table-column-properties style:column-width="14.293cm" style:rel-column-width="55098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2.708cm" style:rel-column-width="10437*"/>
    </style:style>
    <style:style style:name="Table2.B" style:family="table-column">
      <style:table-column-properties style:column-width="14.293cm" style:rel-column-width="55098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 style:data-style-name="N101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weight="bold" officeooo:rsid="00b7c0a8" officeooo:paragraph-rsid="00b7c0a8" style:font-weight-asian="bold" style:font-weight-complex="bold"/>
    </style:style>
    <style:style style:name="P3" style:family="paragraph" style:parent-style-name="Standard">
      <style:text-properties style:font-name="Ubuntu" fo:font-weight="normal" officeooo:rsid="00b49d33" officeooo:paragraph-rsid="00b49d33" style:font-weight-asian="normal" style:font-weight-complex="normal"/>
    </style:style>
    <style:style style:name="P4" style:family="paragraph" style:parent-style-name="Standard">
      <style:text-properties style:font-name="Ubuntu" fo:font-weight="normal" officeooo:rsid="00b49d33" officeooo:paragraph-rsid="00b5ef06" style:font-weight-asian="normal" style:font-weight-complex="normal"/>
    </style:style>
    <style:style style:name="P5" style:family="paragraph" style:parent-style-name="Standard">
      <style:text-properties style:font-name="Ubuntu" fo:font-weight="normal" officeooo:rsid="00b65328" officeooo:paragraph-rsid="00b65328" style:font-weight-asian="normal" style:font-weight-complex="normal"/>
    </style:style>
    <style:style style:name="P6" style:family="paragraph" style:parent-style-name="Standard">
      <style:text-properties style:font-name="Ubuntu" fo:font-weight="normal" officeooo:rsid="00b95f0f" officeooo:paragraph-rsid="00b95f0f" style:font-weight-asian="normal" style:font-weight-complex="normal"/>
    </style:style>
    <style:style style:name="P7" style:family="paragraph" style:parent-style-name="Standard">
      <style:text-properties style:font-name="Ubuntu" fo:font-weight="normal" officeooo:rsid="00ba36ce" officeooo:paragraph-rsid="00ba36ce" style:font-weight-asian="normal" style:font-weight-complex="normal"/>
    </style:style>
    <style:style style:name="P8" style:family="paragraph" style:parent-style-name="Standard">
      <style:text-properties style:font-name="Ubuntu" fo:font-style="italic" style:text-underline-style="solid" style:text-underline-width="auto" style:text-underline-color="font-color" fo:font-weight="normal" officeooo:rsid="00b47685" officeooo:paragraph-rsid="00b47685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Ubuntu" fo:font-style="italic" style:text-underline-style="solid" style:text-underline-width="auto" style:text-underline-color="font-color" fo:font-weight="normal" officeooo:rsid="00b5ef06" officeooo:paragraph-rsid="00b5ef06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color="#000000" style:font-name="Ubuntu" fo:font-style="normal" fo:font-weight="normal" officeooo:rsid="00a89599" officeooo:paragraph-rsid="00ab0e8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officeooo:paragraph-rsid="00ab0e86"/>
    </style:style>
    <style:style style:name="P12" style:family="paragraph" style:parent-style-name="Standard">
      <style:text-properties officeooo:paragraph-rsid="00aecc1c"/>
    </style:style>
    <style:style style:name="P1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0e1d77" officeooo:paragraph-rsid="00ab0e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0877dc" officeooo:paragraph-rsid="00abab1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paragraph-rsid="00ab0e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0e86" officeooo:paragraph-rsid="00ab0e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bab18" officeooo:paragraph-rsid="00abab1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d409f" officeooo:paragraph-rsid="00ad409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c884d" officeooo:paragraph-rsid="00ac884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32840" officeooo:paragraph-rsid="00b3284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ab0e86" officeooo:paragraph-rsid="00ab0e8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b0468c" officeooo:paragraph-rsid="00b0468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break-before="auto" fo:break-after="auto"/>
      <style:text-properties officeooo:paragraph-rsid="00aecc1c"/>
    </style:style>
    <style:style style:name="P24" style:family="paragraph" style:parent-style-name="Standard">
      <style:paragraph-properties fo:break-before="page"/>
      <style:text-properties style:font-name="Ubuntu" fo:font-weight="bold" officeooo:rsid="00b47685" officeooo:paragraph-rsid="00b47685" style:font-weight-asian="bold" style:font-weight-complex="bold"/>
    </style:style>
    <style:style style:name="P25" style:family="paragraph" style:parent-style-name="Standard">
      <style:text-properties style:font-name="Ubuntu" fo:font-weight="normal" officeooo:rsid="00b95f0f" officeooo:paragraph-rsid="00b95f0f" style:font-weight-asian="normal" style:font-weight-complex="normal"/>
    </style:style>
    <style:style style:name="P26" style:family="paragraph" style:parent-style-name="Standard">
      <style:text-properties style:font-name="Ubuntu" fo:font-weight="normal" officeooo:rsid="00ba36ce" officeooo:paragraph-rsid="00ba36ce" style:font-weight-asian="normal" style:font-weight-complex="normal"/>
    </style:style>
    <style:style style:name="P27" style:family="paragraph" style:parent-style-name="Heading_20_2">
      <style:text-properties fo:color="#000000" style:font-name="Ubuntu" fo:font-style="normal" fo:font-weight="bold" officeooo:rsid="00a9f45e" officeooo:paragraph-rsid="00a9f45e" style:font-style-asian="normal" style:font-weight-asian="bold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b32840" officeooo:paragraph-rsid="00b3284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fo:font-weight="normal" officeooo:rsid="00a89599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a9f45e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normal" officeooo:rsid="00ab0e86" style:font-style-asian="normal" style:font-weight-asian="normal" style:font-style-complex="normal" style:font-weight-complex="normal"/>
    </style:style>
    <style:style style:name="T5" style:family="text">
      <style:text-properties officeooo:rsid="000877dc"/>
    </style:style>
    <style:style style:name="T6" style:family="text">
      <style:text-properties officeooo:rsid="000e1d77"/>
    </style:style>
    <style:style style:name="T7" style:family="text">
      <style:text-properties officeooo:rsid="00ad409f"/>
    </style:style>
    <style:style style:name="T8" style:family="text">
      <style:text-properties officeooo:rsid="00b0468c"/>
    </style:style>
    <style:style style:name="T9" style:family="text">
      <style:text-properties officeooo:rsid="00b3351d"/>
    </style:style>
    <style:style style:name="T10" style:family="text">
      <style:text-properties officeooo:rsid="00b5ef06"/>
    </style:style>
    <style:style style:name="T11" style:family="text">
      <style:text-properties officeooo:rsid="00b65328"/>
    </style:style>
    <style:style style:name="T12" style:family="text">
      <style:text-properties officeooo:rsid="00ba0d13"/>
    </style:style>
    <style:style style:name="T13" style:family="text">
      <style:text-properties officeooo:rsid="00bbaea7"/>
    </style:style>
    <style:style style:name="T14" style:family="text">
      <style:text-properties officeooo:rsid="00bc0661"/>
    </style:style>
    <style:style style:name="T15" style:family="text">
      <style:text-properties officeooo:rsid="00bce540"/>
    </style:style>
    <style:style style:name="T16" style:family="text">
      <style:text-properties officeooo:rsid="00be4b30"/>
    </style: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2">2.4. Prueba de componente</text:h>
      <text:p text:style-name="P1"><text:span text:style-name="T1">Cada componente se prueba dentro del contexto de un caso de uso </text:span><text:span text:style-name="T2">de forma análoga a la prueba de validación,</text:span><text:span text:style-name="T1">.</text:span><text:span text:style-name="T2">es decir, para cada requisito. </text:span><text:span text:style-name="T4">Para algunas pruebas, se probará u</text:span><text:span text:style-name="T2">na opción que pueda conducir a error </text:span><text:span text:style-name="T3">para estudiar cómo es la gestión del mismo (prueba del error forzado)</text:span><text:span text:style-name="T2">, y otra opción, que produzca un éxito.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21">P-<text:span text:style-name="T9">009</text:span></text:p>
          </table:table-cell>
          <table:table-cell table:style-name="Table1.B1" office:value-type="float" office:value="0">
            <text:p text:style-name="P21">Prueba del requisito RF-005</text:p>
          </table:table-cell>
        </table:table-row>
        <table:table-row>
          <table:table-cell table:style-name="Table1.A2" office:value-type="float" office:value="0">
            <text:p text:style-name="P21">Descripción del requisito</text:p>
          </table:table-cell>
          <table:table-cell table:style-name="Table1.B2" office:value-type="string">
            <text:p text:style-name="P13">Se garantizará al paciente el emparejamiento con el psicólogo más adecuado para tratar su caso. <text:span text:style-name="T5">Cualquier paciente registrado en la plataforma podrá especificar sus síntomas a través de un cuestionario </text:span>asignándole<text:span text:style-name="T5"> al menos un psicólogo al paciente tras conocer su patología.</text:span></text:p>
          </table:table-cell>
        </table:table-row>
        <table:table-row>
          <table:table-cell table:style-name="Table1.A2" office:value-type="float" office:value="0">
            <text:p text:style-name="P22">Descripción de la prueba</text:p>
          </table:table-cell>
          <table:table-cell table:style-name="Table1.B3" office:value-type="string">
            <text:p text:style-name="P16">1. El paciente selecciona “Hacer el test” en su página de resultados.</text:p>
            <text:p text:style-name="P16">2. El paciente cubre sí o no a las respuestas del test.</text:p>
            <text:p text:style-name="P16">3. El paciente envía el cuestionario al pulsar el botón “Enviar”.</text:p>
            <text:p text:style-name="P16">4. La aplicación muestra en la página de resultados del paciente al listado de psicólogos que le pueden tratar.</text:p>
          </table:table-cell>
        </table:table-row>
        <table:table-row>
          <table:table-cell table:style-name="Table1.A2" office:value-type="float" office:value="0">
            <text:p text:style-name="P21">Criterios de paso/fallo</text:p>
          </table:table-cell>
          <table:table-cell table:style-name="Table1.B4" office:value-type="string">
            <text:p text:style-name="P16">El sistema guardará las patologías identificadas en el paciente, así como los psicólogos que pueden tratarlo.</text:p>
            <text:p text:style-name="P16">Se mostrará al usuario los psicólogos en cuestión.</text:p>
          </table:table-cell>
        </table:table-row>
        <table:table-row>
          <table:table-cell table:style-name="Table1.A2" office:value-type="float" office:value="0">
            <text:p text:style-name="P21">Estado</text:p>
          </table:table-cell>
          <table:table-cell table:style-name="Table1.B5" office:value-type="string">
            <text:p text:style-name="P20">Correcto</text:p>
          </table:table-cell>
        </table:table-row>
      </table:table>
      <text:p text:style-name="P1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21">P-<text:span text:style-name="T9">010</text:span></text:p>
          </table:table-cell>
          <table:table-cell table:style-name="Table2.B1" office:value-type="float" office:value="0">
            <text:p text:style-name="P21">Prueba del requisito RF-006</text:p>
          </table:table-cell>
        </table:table-row>
        <table:table-row>
          <table:table-cell table:style-name="Table2.A2" office:value-type="float" office:value="0">
            <text:p text:style-name="P21">Descripción del requisit</text:p>
          </table:table-cell>
          <table:table-cell table:style-name="Table2.B2" office:value-type="float" office:value="0">
            <text:p text:style-name="P14">Cualquier paciente, que haya obtenido resultados concluyentes en el cuestionario, podrá <text:s/>filtrarlos en base a distintos criterios como las características geográficas, el precio o su seguro médi<text:span text:style-name="T6">c</text:span>o.</text:p>
          </table:table-cell>
        </table:table-row>
        <table:table-row>
          <table:table-cell table:style-name="Table2.A2" office:value-type="float" office:value="0">
            <text:p text:style-name="P21">Descripción de la prueba</text:p>
          </table:table-cell>
          <table:table-cell table:style-name="Table2.B3" office:value-type="string">
            <text:p text:style-name="P17">1. El paciente ha resuelto el test previamente y tiene resultados válidos.</text:p>
            <text:p text:style-name="P19">2. Se cubren los campos del cuestionario:</text:p>
            <text:p text:style-name="P18">3. Se selecciona el botón “Filtrar”</text:p>
          </table:table-cell>
        </table:table-row>
        <table:table-row>
          <table:table-cell table:style-name="Table2.A2" office:value-type="float" office:value="0">
            <text:p text:style-name="P21">Criterios de paso/fallo</text:p>
          </table:table-cell>
          <table:table-cell table:style-name="Table2.B4" office:value-type="string">
            <text:p text:style-name="P16">Se mostrará al usuario los psicólogos <text:span text:style-name="T8">que pueden tratarle</text:span> <text:span text:style-name="T7">filtrados por las preferencias de búsqueda indicadas</text:span>.</text:p>
          </table:table-cell>
        </table:table-row>
        <table:table-row>
          <table:table-cell table:style-name="Table2.A2" office:value-type="float" office:value="0">
            <text:p text:style-name="P21">Estado</text:p>
          </table:table-cell>
          <table:table-cell table:style-name="Table2.B5" office:value-type="string">
            <text:p text:style-name="P20">Correcto</text:p>
          </table:table-cell>
        </table:table-row>
      </table:table>
      <text:p text:style-name="P11"/>
      <text:p text:style-name="P12"/>
      <text:p text:style-name="P23"/>
      <text:p text:style-name="P24">P-009</text:p>
      <text:p text:style-name="P8">Preguntas indicadas: </text:p>
      <text:p text:style-name="P3"><text:tab/>- <text:span text:style-name="T11">TAD:</text:span> <text:span text:style-name="T10">0,5 + 5* 0,0417 = 0,7085</text:span></text:p>
      <text:p text:style-name="P4"><text:tab/>- Síntomas psicóticos: <text:span text:style-name="T10">0,5 + 2 * 0,1667 = 0,8334</text:span></text:p>
      <text:p text:style-name="P9">Resultados obtenidos:</text:p>
      <text:p text:style-name="P5"><text:tab/>TAD – María</text:p>
      <text:p text:style-name="P5"><text:tab/>Síntomas psicóticos: Alfonso</text:p>
      <text:p text:style-name="P5"/>
      <text:p text:style-name="P2">P-010</text:p>
      <text:p text:style-name="P6"><text:span text:style-name="T12">a) </text:span>Presencial, DKV, 30-50 – Alfonso </text:p>
      <text:p text:style-name="P6"><text:tab/><text:span text:style-name="T13">OK</text:span></text:p>
      <text:p text:style-name="P6"><text:span text:style-name="T12">b) </text:span>Presencial, Mapfre, 30-50 – María</text:p>
      <text:p text:style-name="P6"><text:tab/><text:span text:style-name="T14">OK</text:span></text:p>
      <text:p text:style-name="P6"><text:span text:style-name="T12">c) </text:span>Online, Mapfre, 30-50 – María</text:p>
      <text:p text:style-name="P6"><text:tab/><text:span text:style-name="T14">OK</text:span></text:p>
      <text:p text:style-name="P6"><text:span text:style-name="T12">d) </text:span>Presencial, -, - - Alfonso y María</text:p>
      <text:p text:style-name="P6"><text:tab/><text:span text:style-name="T14">OK</text:span></text:p>
      <text:p text:style-name="P6"><text:span text:style-name="T12">e) </text:span>Online, -, - -María</text:p>
      <text:p text:style-name="P6"><text:tab/><text:span text:style-name="T16">OK</text:span></text:p>
      <text:p text:style-name="P7">f) -, -, 30-50 – Alfonso y María</text:p>
      <text:p text:style-name="P7"><text:tab/><text:span text:style-name="T15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19T16:27:03.735751022</dc:date>
    <meta:editing-duration>PT7H48S</meta:editing-duration>
    <meta:editing-cycles>187</meta:editing-cycles>
    <meta:document-statistic meta:table-count="2" meta:image-count="0" meta:object-count="0" meta:page-count="2" meta:paragraph-count="48" meta:word-count="350" meta:character-count="2156" meta:non-whitespace-character-count="1836"/>
  </office:meta>
</office:document-meta>
</file>